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fcd91" officeooo:paragraph-rsid="000fcd91"/>
    </style:style>
    <style:style style:name="P2" style:family="paragraph" style:parent-style-name="Text_20_body">
      <style:text-properties officeooo:rsid="000fcd91" officeooo:paragraph-rsid="000fcd91"/>
    </style:style>
    <style:style style:name="P3" style:family="paragraph" style:parent-style-name="Text_20_body">
      <style:text-properties officeooo:rsid="0011b1f3" officeooo:paragraph-rsid="0011b1f3"/>
    </style:style>
    <style:style style:name="T1" style:family="text">
      <style:text-properties officeooo:rsid="000fcd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hnerarchitektur – Praktische Übungen</text:p>
      <text:p text:style-name="Subtitle">Übung 1: Einführung und Systemaufbau</text:p>
      <text:h text:style-name="Heading_20_1" text:outline-level="1">Aufgabe <text:span text:style-name="T1">1.1:</text:span></text:h>
      <text:p text:style-name="P1">a) <text:tab/>Festplatte → SATA</text:p>
      <text:p text:style-name="P1"><text:tab/>Grafikkarte → PCI/PCIe/AGP</text:p>
      <text:p text:style-name="P1"><text:tab/></text:p>
      <text:p text:style-name="P1"><text:tab/>CPU+Northbridge ← Soutbridge ← externe Schnittstellen / SATA</text:p>
      <text:p text:style-name="P1"><text:tab/>CPU+Northbridge ← RAM / Grafikkarte</text:p>
      <text:p text:style-name="P1">b)<text:tab/>Nein, für einen SoC fehlen weitere Komponenten, wie z. B. Netzwerkcontroller (LAN), <text:tab/>Funkmodule (GSM, LTE, WLAN, …) oder Sound-DSP.</text:p>
      <text:p text:style-name="P1"><text:tab/>Eine CPU in heutigen Desktop-Systemen nähert sich aber immer mehr den SoCs an. Vor <text:tab/>allem die Intel Atom Z-Serie wird sowohl in mobilen Geräten, als auch in Desktop-<text:tab/>Systemen verwendet und kann als SoC bezeichnet werden.</text:p>
      <text:h text:style-name="Heading_20_1" text:outline-level="1">Aufgabe 1.2:</text:h>
      <text:p text:style-name="P3">a)<text:tab/>PCI =&gt; Bus</text:p>
      <text:p text:style-name="P3"><text:tab/>PCIe =&gt; Point to Point</text:p>
      <text:p text:style-name="P3"><text:tab/>QPI =&gt; Point to Point</text:p>
      <text:p text:style-name="P3"><text:tab/>ISA =&gt; Bus</text:p>
      <text:p text:style-name="P3">b)<text:tab/>Datenbus:<text:tab/>Erhöhung der Verarbeitungsgeschwindigkeit</text:p>
      <text:p text:style-name="P3"><text:tab/>Adressbus:<text:tab/>erhöht die direkt adressierbaren Speicheradressen</text:p>
      <text:p text:style-name="P3"><text:tab/>Steuerbus:<text:tab/>Verarbeitung größerer Datenmengen</text:p>
      <text:p text:style-name="P3">c)<text:tab/>Dient zur Kollisionsvermeidung und Regelung der Busnutzung</text:p>
      <text:h text:style-name="Heading_20_1" text:outline-level="1">Aufgabe 1.3:</text:h>
      <text:p text:style-name="P3">Grafikkarte:<text:tab/>Asus Nvidia GTX550Ti (GF116-Chip in 40nm Herstellung) mit 1 GB GDDR5 <text:tab/><text:tab/><text:tab/>VRAM</text:p>
      <text:p text:style-name="P3">Mainboard:<text:tab/>Supermicro X9DRi-F Dual-Sockel (Intel C606 Chipsatz)</text:p>
      <text:p text:style-name="P3">Prozessor:<text:tab/>2x Intel Xeon E5-2620 @ 2 GHz (6-Kerne mit Hyperthreading im 32nm Prozess, <text:tab/><text:tab/>keine iGPU, C2-Stepping, L1 6x 32KB, L2 6x 256KB, L3 15360KB, 95 W TDP)</text:p>
      <text:p text:style-name="P3">RAM:<text:tab/><text:tab/>32 GB Samsung DDR3-1333 ECC</text:p>
      <text:p text:style-name="P3">HDD:<text:tab/><text:tab/>2x Seagate Barracuda je 2 TB über SATA II</text:p>
      <text:p text:style-name="P3">SSD:<text:tab/><text:tab/>Corsair Force 120 GB über SATA III</text:p>
      <text:p text:style-name="P3">Netzteil:<text:tab/>Corsair HX650W</text:p>
      <text:p text:style-name="P3">DVD:<text:tab/><text:tab/>LG DVD-RW Brenner</text:p>
      <text:h text:style-name="Heading_20_1" text:outline-level="1"><text:soft-page-break/>Aufgabe 1.4:</text:h>
      <text:p text:style-name="P3">FPGA:<text:tab/><text:tab/><text:tab/>Altera Cyclone IV E (&lt; 1,5 Watt)</text:p>
      <text:p text:style-name="P3"><text:tab/><text:tab/><text:tab/>22320 Logical Units</text:p>
      <text:p text:style-name="P3"><text:tab/><text:tab/><text:tab/>594 kb Embedded Memory</text:p>
      <text:p text:style-name="P3"><text:tab/><text:tab/><text:tab/>66 18x18 Muliplikatoren @ 50 MHz</text:p>
      <text:p text:style-name="P3">Speicheradapter:<text:tab/>bis zu 16GB microSDHC (4 Bit Bus 33 MHz)</text:p>
      <text:p text:style-name="P3">Schnittstellen:<text:tab/><text:tab/>2x microUSB (1x microA, 1x microB) → FTDI-Controller</text:p>
      <text:p text:style-name="P3"><text:tab/><text:tab/><text:tab/>Ethernet (RJ-45) 10/100</text:p>
      <text:p text:style-name="P3"><text:tab/><text:tab/><text:tab/>UART/JTAG, Expansion Header (GPIO)</text:p>
      <text:p text:style-name="P3">Speicher:<text:tab/><text:tab/>32 MB SDRAM 133 MHz 16 bit Bus</text:p>
      <text:p text:style-name="P3"><text:tab/><text:tab/><text:tab/>SPI Flash 1MB 100 MHz</text:p>
      <text:p text:style-name="P3">Spannungswandler:<text:tab/>Enpirion EP5382 800 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04T13:29:12.473368589</meta:creation-date>
    <dc:date>2014-04-08T19:10:54.360000000</dc:date>
    <meta:editing-duration>P0D</meta:editing-duration>
    <meta:editing-cycles>2</meta:editing-cycles>
    <meta:generator>LibreOffice/4.2.1.1$Windows_x86 LibreOffice_project/d7dbbd7842e6a58b0f521599204e827654e1fb8b</meta:generator>
    <meta:document-statistic meta:table-count="0" meta:image-count="0" meta:object-count="0" meta:page-count="2" meta:paragraph-count="40" meta:word-count="277" meta:character-count="1808" meta:non-whitespace-character-count="1525"/>
  </office:meta>
</office:document-meta>
</file>